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normal" style:font-weight-asian="normal" style:font-weight-complex="normal"/>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style:writing-mode="lr-tb"/>
      <style:text-properties fo:language="en" fo:country="GB" fo:font-weight="bold" style:font-weight-asian="bold" style:font-weight-complex="bold"/>
    </style:style>
    <style:style style:name="P5" style:family="paragraph" style:parent-style-name="Standard">
      <style:paragraph-properties style:writing-mode="lr-tb"/>
      <style:text-properties fo:language="en" fo:country="GB" fo:font-weight="normal" style:font-weight-asian="normal" style:font-weight-complex="normal"/>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 New Roman1"/>
    </style:style>
    <style:style style:name="T7"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esis of ZIF-8 (ACS-catalysis):</text:p>
      <text:p text:style-name="P1"/>
      <text:p text:style-name="P1">Equipment needed:</text:p>
      <text:p text:style-name="P1">Glass beaker (250 ml)</text:p>
      <text:p text:style-name="P1">Vials w/cap (20 ml) x 8 </text:p>
      <text:p text:style-name="P1">Oven</text:p>
      <text:p text:style-name="P1"/>
      <text:p text:style-name="P1">Chemicals:</text:p>
      <text:p text:style-name="P1"><text:span text:style-name="T4">1. <text:tab/></text:span>Zinc Nitrate hexahydrate (Zn(NO<text:span text:style-name="T1">2</text:span><text:span text:style-name="T2">)</text:span><text:span text:style-name="T1">3</text:span><text:span text:style-name="T2"> 6 H</text:span><text:span text:style-name="T1">2</text:span><text:span text:style-name="T2">O)</text:span></text:p>
      <text:p text:style-name="P1"><text:span text:style-name="T3">2. <text:tab/></text:span><text:span text:style-name="T2">2-methylimidazole (H-MeIM)</text:span></text:p>
      <text:p text:style-name="P1"><text:span text:style-name="T3">3. <text:tab/></text:span><text:span text:style-name="T2">N,N'-dimethylformamide (DMF)</text:span></text:p>
      <text:p text:style-name="P1"><text:span text:style-name="T3">4. <text:tab/></text:span><text:span text:style-name="T2">Chloroform</text:span></text:p>
      <text:p text:style-name="P1"><text:span text:style-name="T3">5. <text:tab/></text:span><text:span text:style-name="T2">dichlormethane</text:span></text:p>
      <text:p text:style-name="P1"/>
      <text:p text:style-name="P1">Protocol:</text:p>
      <text:p text:style-name="P1">Solid mixture of <text:span text:style-name="T4">1 </text:span><text:span text:style-name="T5">(1.88g, 6.33 mmol) and </text:span><text:span text:style-name="T4">2</text:span><text:span text:style-name="T5"> (0.43g, 5.82 mmol) dissolved in 130 ml of </text:span><text:span text:style-name="T4">3</text:span><text:span text:style-name="T5"> and distributed in 20 ml vials. Vials are capped tightly before heating at 5C/min untill 140 C and held at this temp for 24 hours and then cooled at 0.4 C/min to room temperature. Remove mother liquid and add </text:span><text:span text:style-name="T4">4 </text:span><text:span text:style-name="T5">(20 ml), collect crystals from upper layer. Wash crystals with </text:span><text:span text:style-name="T4">3 </text:span><text:span text:style-name="T5">(3 x 15 ml) for 3 days, then with </text:span><text:span text:style-name="T4">5</text:span><text:span text:style-name="T5"> (3 x 15 ml) for 3 days. Remove residual solvents by heating in vacuum to 200 C for 6 hours. Product should be white polyhedra.</text:span></text:p>
      <text:p text:style-name="P2"/>
      <text:p text:style-name="P2">Synthesis of ZIF-8 at room temp:</text:p>
      <text:p text:style-name="P2"/>
      <text:p text:style-name="P2">Equipment:</text:p>
      <text:p text:style-name="P2">Mechanical (magnetic?) stirrer</text:p>
      <text:p text:style-name="P2">Glass vials (need to be large enough to have stirrer inserted and preferably fit in centrifuge)</text:p>
      <text:p text:style-name="P2">Oven, with possibility of installing vacuum</text:p>
      <text:p text:style-name="P2">Centrifuge</text:p>
      <text:p text:style-name="P2"/>
      <text:p text:style-name="P2">Chemicals:</text:p>
      <text:p text:style-name="P1"><text:span text:style-name="T4">1. <text:tab/></text:span>Zinc Nitrate hexahydrate (Zn(NO<text:span text:style-name="T1">2</text:span><text:span text:style-name="T2">)</text:span><text:span text:style-name="T1">3</text:span><text:span text:style-name="T2"> 6 H</text:span><text:span text:style-name="T1">2</text:span><text:span text:style-name="T2">O)</text:span></text:p>
      <text:p text:style-name="P2"><text:span text:style-name="T3">2. <text:tab/></text:span><text:span text:style-name="T2">2-methylimidazole (H-MeIM)</text:span></text:p>
      <text:p text:style-name="P3">3.<text:tab/><text:span text:style-name="T5">Triethylamine (TGA)</text:span></text:p>
      <text:p text:style-name="P4">4.<text:tab/><text:span text:style-name="T5">DI-water</text:span></text:p>
      <text:p text:style-name="P5"/>
      <text:p text:style-name="P2">Procedure: (1:8:8 metal:ligand:TEA-ratio)</text:p>
      <text:p text:style-name="P2">Dissolve <text:span text:style-name="T4">1</text:span> (0.733g, 2.46 mmol) in 50 ml of water. Make a solution <text:span text:style-name="T4">2</text:span> (1.622g, 19.75 mmol) and <text:span text:style-name="T4">3 </text:span>(2.00 g, 19.76 mmol) in another 50 ml of water and stir until dissolved. Add the first solution to the second and stir suspension for 10 minutes. Centrifugate the mixture (suggest RPM?), decant the supernatant and resuspend in water (100 ml?). Let the suspension rest for 12 hours, centrifugate and re-suspend the suspension. Let the suspension rest another 12 hours before collecting the solid after on last centrifugation. Dry sample in oven at 100 <text:span text:style-name="T6">º</text:span><text:span text:style-name="T7">C for 6 hours and then for 1 hour at 150 <text:s/></text:span><text:span text:style-name="T6">º</text:span><text:span text:style-name="T7">C under vacuum.</text:span></text:p>
      <text:p text:style-name="P2">For different ratios, simply multiply the amounts of TEA and H-Me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ers Teigland</meta:initial-creator>
    <meta:creation-date>2012-12-04T16:43:59.39</meta:creation-date>
    <dc:date>2012-12-05T12:19:08.95</dc:date>
    <meta:editing-duration>PT5H19M12S</meta:editing-duration>
    <meta:editing-cycles>4</meta:editing-cycles>
    <meta:generator>OpenOffice.org/3.2$Win32 OpenOffice.org_project/320m12$Build-9483</meta:generator>
    <meta:document-statistic meta:table-count="0" meta:image-count="0" meta:object-count="0" meta:page-count="1" meta:paragraph-count="27" meta:word-count="310" meta:character-count="1837"/>
  </office:meta>
</office:document-meta>
</file>